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text-properties fo:color="#004586"/>
    </style:style>
    <style:style style:name="P8" style:family="paragraph">
      <loext:graphic-properties draw:fill="none" draw:fill-color="#ffffff"/>
      <style:text-properties fo:color="#004586"/>
    </style:style>
    <style:style style:name="P9" style:family="paragraph">
      <loext:graphic-properties draw:fill="none"/>
      <style:text-properties fo:color="#004586"/>
    </style:style>
    <style:style style:name="T1" style:family="text">
      <style:text-properties fo:font-size="32pt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1cm" svg:x2="17cm" svg:y2="21cm">
          <text:p/>
        </draw:line>
        <draw:frame draw:style-name="gr4" draw:text-style-name="P5" draw:layer="layout" svg:width="1.256cm" svg:height="1.517cm" svg:x="3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5" draw:text-style-name="P5" draw:layer="layout" svg:width="1.319cm" svg:height="1.517cm" svg:x="14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2.6cm" svg:y="17.083cm">
          <draw:text-box>
            <text:p><text:span text:style-name="T1">B</text:span></text:p>
          </draw:text-box>
        </draw:frame>
        <draw:frame draw:style-name="gr4" draw:text-style-name="P5" draw:layer="layout" svg:width="1.256cm" svg:height="1.517cm" svg:x="13.9cm" svg:y="17.983cm">
          <draw:text-box draw:corner-radius="10.5cm">
            <text:p><text:span text:style-name="T1">B</text:span></text:p>
          </draw:text-box>
        </draw:frame>
        <draw:frame draw:style-name="gr5" draw:text-style-name="P5" draw:layer="layout" svg:width="1.319cm" svg:height="1.517cm" svg:x="14.044cm" svg:y="22.983cm">
          <draw:text-box>
            <text:p><text:span text:style-name="T1">C</text:span></text:p>
          </draw:text-box>
        </draw:frame>
        <draw:frame draw:style-name="gr6" draw:text-style-name="P6" draw:layer="layout" svg:width="2.686cm" svg:height="0.962cm" svg:x="6.9cm" svg:y="4cm">
          <draw:text-box>
            <text:p>Invokes</text:p>
          </draw:text-box>
        </draw:frame>
        <draw:custom-shape draw:style-name="gr7" draw:text-style-name="P3" draw:layer="layout" svg:width="5cm" svg:height="3cm" draw:transform="rotate (0.818035820409742) translate (6.192cm 14.1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237cm" svg:height="0.962cm" draw:transform="rotate (0.785398163397448) translate (7.1cm 12.6cm)">
          <draw:text-box>
            <text:p>Sp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0.502cm" svg:height="1.187cm" svg:x="7.8cm" svg:y="19.4cm">
          <draw:text-box>
            <text:p/>
          </draw:text-box>
        </draw:frame>
        <draw:frame draw:style-name="gr9" draw:text-style-name="P6" draw:layer="layout" svg:width="0.502cm" svg:height="1.187cm" svg:x="7.7cm" svg:y="19.2cm">
          <draw:text-box>
            <text:p/>
          </draw:text-box>
        </draw:frame>
        <draw:frame draw:style-name="gr10" draw:text-style-name="P6" draw:layer="layout" svg:width="3.6cm" svg:height="1.673cm" svg:x="6.9cm" svg:y="19.2cm">
          <draw:text-box>
            <text:p>Invokes</text:p>
          </draw:text-box>
        </draw:frame>
        <draw:line draw:style-name="gr11" draw:text-style-name="P2" draw:layer="layout" svg:x1="1cm" svg:y1="9cm" svg:x2="6cm" svg:y2="9cm">
          <text:p/>
        </draw:line>
        <draw:line draw:style-name="gr11" draw:text-style-name="P2" draw:layer="layout" svg:x1="1cm" svg:y1="7cm" svg:x2="6cm" svg:y2="7cm">
          <text:p/>
        </draw:line>
        <draw:line draw:style-name="gr11" draw:text-style-name="P2" draw:layer="layout" svg:x1="12cm" svg:y1="9cm" svg:x2="17cm" svg:y2="9cm">
          <text:p/>
        </draw:line>
        <draw:line draw:style-name="gr11" draw:text-style-name="P2" draw:layer="layout" svg:x1="12cm" svg:y1="7cm" svg:x2="17cm" svg:y2="7cm">
          <text:p/>
        </draw:line>
        <draw:line draw:style-name="gr11" draw:text-style-name="P2" draw:layer="layout" svg:x1="12cm" svg:y1="4cm" svg:x2="17cm" svg:y2="4cm">
          <text:p/>
        </draw:line>
        <draw:line draw:style-name="gr11" draw:text-style-name="P2" draw:layer="layout" svg:x1="1cm" svg:y1="19cm" svg:x2="6cm" svg:y2="19cm">
          <text:p/>
        </draw:line>
        <draw:line draw:style-name="gr11" draw:text-style-name="P2" draw:layer="layout" svg:x1="12cm" svg:y1="19cm" svg:x2="17cm" svg:y2="19cm">
          <text:p/>
        </draw:line>
        <draw:line draw:style-name="gr11" draw:text-style-name="P2" draw:layer="layout" svg:x1="12cm" svg:y1="24.3cm" svg:x2="17cm" svg:y2="24.3cm">
          <text:p/>
        </draw:line>
        <draw:frame draw:style-name="gr12" draw:text-style-name="P8" draw:layer="layout" svg:width="2.864cm" svg:height="0.962cm" svg:x="2.4cm" svg:y="9.9cm">
          <draw:text-box>
            <text:p text:style-name="P7"><text:span text:style-name="T2">Frame 1</text:span></text:p>
          </draw:text-box>
        </draw:frame>
        <draw:frame draw:style-name="gr12" draw:text-style-name="P8" draw:layer="layout" svg:width="2.864cm" svg:height="0.962cm" svg:x="2.214cm" svg:y="7.5cm">
          <draw:text-box>
            <text:p text:style-name="P7"><text:span text:style-name="T2">Frame 2</text:span></text:p>
          </draw:text-box>
        </draw:frame>
        <draw:frame draw:style-name="gr12" draw:text-style-name="P8" draw:layer="layout" svg:width="2.864cm" svg:height="0.962cm" svg:x="13.2cm" svg:y="9.7cm">
          <draw:text-box>
            <text:p text:style-name="P7"><text:span text:style-name="T2">Frame 1</text:span></text:p>
          </draw:text-box>
        </draw:frame>
        <draw:frame draw:style-name="gr12" draw:text-style-name="P8" draw:layer="layout" svg:width="2.864cm" svg:height="0.962cm" svg:x="13.314cm" svg:y="7.338cm">
          <draw:text-box>
            <text:p text:style-name="P7"><text:span text:style-name="T2">Frame 2</text:span></text:p>
          </draw:text-box>
        </draw:frame>
        <draw:frame draw:style-name="gr12" draw:text-style-name="P8" draw:layer="layout" svg:width="2.864cm" svg:height="0.962cm" svg:x="13.3cm" svg:y="5cm">
          <draw:text-box>
            <text:p text:style-name="P7"><text:span text:style-name="T2">Frame 3</text:span></text:p>
          </draw:text-box>
        </draw:frame>
        <draw:frame draw:style-name="gr13" draw:text-style-name="P8" draw:layer="layout" svg:width="3.1cm" svg:height="0.962cm" svg:x="1.9cm" svg:y="19.4cm">
          <draw:text-box>
            <text:p text:style-name="P7"><text:span text:style-name="T2">Frame 3</text:span></text:p>
          </draw:text-box>
        </draw:frame>
        <draw:line draw:style-name="gr11" draw:text-style-name="P2" draw:layer="layout" svg:x1="1cm" svg:y1="17cm" svg:x2="6cm" svg:y2="17cm">
          <text:p/>
        </draw:line>
        <draw:line draw:style-name="gr11" draw:text-style-name="P2" draw:layer="layout" svg:x1="12cm" svg:y1="2cm" svg:x2="17cm" svg:y2="2cm">
          <text:p/>
        </draw:line>
        <draw:frame draw:style-name="gr14" draw:text-style-name="P9" draw:layer="layout" svg:width="2.864cm" svg:height="0.963cm" svg:x="12.836cm" svg:y="2.037cm">
          <draw:text-box>
            <text:p text:style-name="P7"><text:span text:style-name="T2">Frame 4</text:span></text:p>
          </draw:text-box>
        </draw:frame>
        <draw:frame draw:style-name="gr14" draw:text-style-name="P9" draw:layer="layout" svg:width="2.864cm" svg:height="0.963cm" svg:x="1.9cm" svg:y="18cm">
          <draw:text-box>
            <text:p text:style-name="P7"><text:span text:style-name="T2">Frame 4</text:span></text:p>
          </draw:text-box>
        </draw:frame>
        <draw:frame draw:style-name="gr14" draw:text-style-name="P9" draw:layer="layout" svg:width="2.864cm" svg:height="0.963cm" svg:x="13.236cm" svg:y="19.537cm">
          <draw:text-box>
            <text:p text:style-name="P7"><text:span text:style-name="T2">Frame 3</text:span></text:p>
          </draw:text-box>
        </draw:frame>
        <draw:frame draw:style-name="gr14" draw:text-style-name="P9" draw:layer="layout" svg:width="2.864cm" svg:height="0.963cm" svg:x="13.2cm" svg:y="17.237cm">
          <draw:text-box>
            <text:p text:style-name="P7"><text:span text:style-name="T2">Frame 4</text:span></text:p>
          </draw:text-box>
        </draw:frame>
        <draw:line draw:style-name="gr11" draw:text-style-name="P2" draw:layer="layout" svg:x1="12cm" svg:y1="16.8cm" svg:x2="17cm" svg:y2="16.8cm">
          <text:p/>
        </draw:line>
        <draw:frame draw:style-name="gr14" draw:text-style-name="P9" draw:layer="layout" svg:width="2.864cm" svg:height="0.963cm" svg:x="13.036cm" svg:y="15.937cm">
          <draw:text-box>
            <text:p text:style-name="P7"><text:span text:style-name="T2">Frame 5</text:span></text:p>
          </draw:text-box>
        </draw:frame>
        <draw:frame draw:style-name="gr14" draw:text-style-name="P9" draw:layer="layout" svg:width="2.864cm" svg:height="0.963cm" svg:x="13.3cm" svg:y="24.7cm">
          <draw:text-box>
            <text:p text:style-name="P7"><text:span text:style-name="T2">Fram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Punkte" draw:style="rect" draw:dots1="2" draw:dots2="2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2-22T21:02:13.681000000</dc:date>
    <meta:editing-duration>PT5H27M3S</meta:editing-duration>
    <meta:editing-cycles>9</meta:editing-cycles>
    <meta:generator>LibreOffice/5.1.6.2$Windows_x86 LibreOffice_project/07ac168c60a517dba0f0d7bc7540f5afa45f0909</meta:generator>
    <meta:document-statistic meta:object-count="45"/>
  </office:meta>
</office:document-meta>
</file>